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60000015A9670931C85E18288.png" manifest:media-type="image/png"/>
  <manifest:file-entry manifest:full-path="Pictures/2000000C0000634100004A4C3651558E9C43717A.svm" manifest:media-type="image/x-svm"/>
  <manifest:file-entry manifest:full-path="Pictures/TablePreview1.svm" manifest:media-type="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1.778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4.55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2" draw:layer="layout" svg:width="13.97cm" svg:height="1.016cm" svg:x="4.648cm" svg:y="2.286cm">
          <draw:text-box>
            <text:p>100 samples from each event = 700 rows </text:p>
          </draw:text-box>
        </draw:frame>
        <draw:frame draw:style-name="gr3" draw:text-style-name="P3" draw:layer="layout" svg:width="20.901cm" svg:height="9.154cm" svg:x="3.051cm" svg:y="3.546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2" draw:text-style-name="P2" draw:layer="layout" svg:width="1.016cm" svg:height="1.016cm" svg:x="24.714cm" svg:y="7.366cm">
          <draw:text-box>
            <text:p>X</text:p>
          </draw:text-box>
        </draw:frame>
        <draw:frame draw:style-name="gr4" draw:text-style-name="P2" draw:layer="layout" svg:width="18.034cm" svg:height="1.778cm" svg:x="1.854cm" svg:y="13.208cm">
          <draw:text-box>
            <text:p>y : label-encoded</text:p>
            <text:p>Classes = ['EXP', 'HIB', 'LP', 'PIS', 'TOR', 'TR', 'VT']</text:p>
          </draw:text-box>
        </draw:frame>
        <draw:frame draw:style-name="gr2" draw:text-style-name="P5" draw:layer="layout" svg:width="6.604cm" svg:height="1.016cm" svg:x="17.348cm" svg:y="11.938cm">
          <draw:text-box>
            <text:p text:style-name="P4"><text:span text:style-name="T1">Train/test ratio = 80 %</text:span></text:p>
          </draw:text-box>
        </draw:frame>
        <draw:frame draw:style-name="standard" draw:layer="layout" svg:width="7.374cm" svg:height="3.887cm" svg:x="9.026cm" svg:y="16.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Modèle</text:p>
              </table:table-cell>
              <table:table-cell>
                <text:p text:style-name="P6">Accuracy</text:p>
              </table:table-cell>
            </table:table-row>
            <table:table-row table:style-name="ro1" table:default-cell-style-name="ce2">
              <table:table-cell>
                <text:p text:style-name="P3">SVC</text:p>
              </table:table-cell>
              <table:table-cell>
                <text:p text:style-name="P3">0.19</text:p>
              </table:table-cell>
            </table:table-row>
            <table:table-row table:style-name="ro1" table:default-cell-style-name="ce2">
              <table:table-cell>
                <text:p text:style-name="P3">RF</text:p>
              </table:table-cell>
              <table:table-cell>
                <text:p text:style-name="P3">0.73</text:p>
              </table:table-cell>
            </table:table-row>
            <table:table-row table:style-name="ro1" table:default-cell-style-name="ce2">
              <table:table-cell>
                <text:p text:style-name="P3">KNN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14M7S</meta:editing-duration>
    <meta:editing-cycles>6</meta:editing-cycles>
    <meta:generator>LibreOffice/6.4.7.2$Linux_X86_64 LibreOffice_project/40$Build-2</meta:generator>
    <dc:title>Focus</dc:title>
    <dc:date>2021-11-18T11:21:37.077851462</dc:date>
    <meta:document-statistic meta:object-count="70"/>
  </office:meta>
</office:document-meta>
</file>